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automatic-styles>
    <style:style style:name="P1" style:family="paragraph" style:parent-style-name="Standard">
      <style:text-properties style:font-name="aptos" fo:font-size="14pt" fo:font-weight="bold" officeooo:rsid="002393a0" officeooo:paragraph-rsid="000df2c6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ptos" fo:font-size="14pt" fo:font-weight="bold" officeooo:rsid="001ea83f" officeooo:paragraph-rsid="000df2c6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ptos" fo:font-size="14pt" fo:font-weight="bold" officeooo:rsid="001fb65d" officeooo:paragraph-rsid="000df2c6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ptos" fo:font-size="14pt" fo:font-weight="bold" officeooo:rsid="00205d02" officeooo:paragraph-rsid="000df2c6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ptos" fo:font-size="14pt" fo:font-weight="bold" officeooo:rsid="002205ef" officeooo:paragraph-rsid="000df2c6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ptos" fo:font-size="14pt" fo:font-style="italic" style:text-underline-style="solid" style:text-underline-width="auto" style:text-underline-color="font-color" officeooo:rsid="001ea83f" officeooo:paragraph-rsid="000df2c6" style:font-size-asian="14pt" style:font-style-asian="italic" style:font-size-complex="14pt" style:font-style-complex="italic"/>
    </style:style>
    <style:style style:name="P7" style:family="paragraph" style:parent-style-name="Standard">
      <style:text-properties style:font-name="aptos" fo:font-size="14pt" fo:font-style="normal" fo:font-weight="bold" officeooo:rsid="001ea83f" officeooo:paragraph-rsid="000df2c6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aptos" officeooo:rsid="001ea83f" officeooo:paragraph-rsid="000df2c6"/>
    </style:style>
    <style:style style:name="P9" style:family="paragraph" style:parent-style-name="Standard">
      <style:text-properties style:font-name="aptos" fo:font-style="italic" officeooo:rsid="001ea83f" officeooo:paragraph-rsid="000df2c6" style:font-style-asian="italic" style:font-style-complex="italic"/>
    </style:style>
    <style:style style:name="P10" style:family="paragraph" style:parent-style-name="Standard">
      <style:text-properties style:font-name="aptos" fo:font-style="normal" officeooo:rsid="001ea83f" officeooo:paragraph-rsid="000df2c6" style:font-style-asian="normal" style:font-style-complex="normal"/>
    </style:style>
    <style:style style:name="P11" style:family="paragraph" style:parent-style-name="Standard">
      <style:text-properties style:font-name="aptos" officeooo:rsid="001fb65d" officeooo:paragraph-rsid="000df2c6"/>
    </style:style>
    <style:style style:name="P12" style:family="paragraph" style:parent-style-name="Standard">
      <style:text-properties style:font-name="aptos" officeooo:rsid="00205d02" officeooo:paragraph-rsid="000df2c6"/>
    </style:style>
    <style:style style:name="P13" style:family="paragraph" style:parent-style-name="Standard">
      <style:text-properties style:font-name="aptos" officeooo:rsid="00205d02" officeooo:paragraph-rsid="0010d96c"/>
    </style:style>
    <style:style style:name="P14" style:family="paragraph" style:parent-style-name="Standard">
      <style:text-properties style:font-name="aptos" officeooo:rsid="00205d02" officeooo:paragraph-rsid="001117c0"/>
    </style:style>
    <style:style style:name="P15" style:family="paragraph" style:parent-style-name="Standard">
      <style:text-properties style:font-name="aptos" fo:font-size="12pt" fo:font-weight="normal" officeooo:rsid="00205d02" officeooo:paragraph-rsid="000df2c6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aptos" fo:font-size="12pt" fo:font-weight="normal" officeooo:rsid="002393a0" officeooo:paragraph-rsid="000df2c6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aptos" fo:font-size="12pt" fo:font-weight="normal" officeooo:rsid="002393a0" officeooo:paragraph-rsid="001117c0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13659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fb104" style:font-style-asian="italic" style:font-style-complex="italic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officeooo:rsid="000fb10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Saivya Singh</text:p>
      <text:p text:style-name="P8">220905730</text:p>
      <text:p text:style-name="P8">CSE D</text:p>
      <text:p text:style-name="P8">44</text:p>
      <text:p text:style-name="P8"/>
      <text:p text:style-name="P6">Lab <text:span text:style-name="T4">9</text:span> : B<text:span text:style-name="T4">ottom Parser for Simple Grammar</text:span></text:p>
      <text:p text:style-name="P9"/>
      <text:p text:style-name="P10">Q1 . <text:span text:style-name="T1">Develop an SLR(1) parser for the given expression grammar and <text:s text:c="17"/>demonstrate parsing acti</text:span><text:span text:style-name="T2">o</text:span><text:span text:style-name="T1">ns.</text:span></text:p>
      <text:p text:style-name="P10"><text:span text:style-name="T1"><text:s text:c="8"/>E-&gt;E+T|T</text:span></text:p>
      <text:p text:style-name="P10"><text:span text:style-name="T1"><text:s text:c="7"/>T-&gt; T*F|F</text:span></text:p>
      <text:p text:style-name="P10"><text:span text:style-name="T1"><text:s text:c="7"/>F-&gt; ( E )|id</text:span></text:p>
      <text:p text:style-name="P9"/>
      <text:p text:style-name="P7">Code :</text:p>
      <text:p text:style-name="P9"/>
      <text:p text:style-name="P10">#include &lt;stdio.h&gt;</text:p>
      <text:p text:style-name="P10">#include &lt;stdlib.h&gt;</text:p>
      <text:p text:style-name="P10">#include &lt;string.h&gt;</text:p>
      <text:p text:style-name="P10">#include &lt;ctype.h&gt;</text:p>
      <text:p text:style-name="P10">#define MAX_STACK 100</text:p>
      <text:p text:style-name="P10">#define MAX_TOKENS 100</text:p>
      <text:p text:style-name="P10"/>
      <text:p text:style-name="P10">typedef struct { </text:p>
      <text:p text:style-name="P10"><text:s text:c="4"/>char lhs; </text:p>
      <text:p text:style-name="P10"><text:s text:c="4"/>int rhs_len; </text:p>
      <text:p text:style-name="P10">} Production;</text:p>
      <text:p text:style-name="P10"/>
      <text:p text:style-name="P10">Production productions[] = {</text:p>
      <text:p text:style-name="P10"><text:s text:c="4"/>{'\0', 0},</text:p>
      <text:p text:style-name="P10"><text:s text:c="4"/>{'E', 3}, <text:s/>// E -&gt; E + T</text:p>
      <text:p text:style-name="P10"><text:s text:c="4"/>{'E', 1}, <text:s/>// E -&gt; T</text:p>
      <text:p text:style-name="P10"><text:s text:c="4"/>{'T', 3}, <text:s/>// T -&gt; T * F</text:p>
      <text:p text:style-name="P10"><text:s text:c="4"/>{'T', 1}, <text:s/>// T -&gt; F</text:p>
      <text:p text:style-name="P10"><text:s text:c="4"/>{'F', 3}, <text:s/>// F -&gt; ( E )</text:p>
      <text:p text:style-name="P10"><text:s text:c="4"/>{'F', 1} <text:s text:c="2"/>// F -&gt; id</text:p>
      <text:p text:style-name="P10">};</text:p>
      <text:p text:style-name="P10"/>
      <text:p text:style-name="P10">char* table[12][9] = {</text:p>
      <text:p text:style-name="P10"><text:s text:c="4"/>{"s5", <text:s text:c="2"/>"", <text:s text:c="3"/>"", <text:s text:c="3"/>"s4", <text:s text:c="2"/>"", <text:s text:c="3"/>"", <text:s text:c="3"/>"1", "2", "3"},</text:p>
      <text:p text:style-name="P10"><text:s text:c="4"/>{"", <text:s text:c="4"/>"s6", <text:s/>"", <text:s text:c="3"/>"", <text:s text:c="4"/>"", <text:s text:c="3"/>"acc", "", <text:s/>"", <text:s/>""},</text:p>
      <text:p text:style-name="P10"><text:s text:c="4"/>{"", <text:s text:c="4"/>"r2", <text:s/>"s7", <text:s/>"", <text:s text:c="4"/>"r2", <text:s/>"r2", <text:s/>"", <text:s/>"", <text:s/>""},</text:p>
      <text:p text:style-name="P10"><text:s text:c="4"/>{"", <text:s text:c="4"/>"r4", <text:s/>"r4", <text:s/>"", <text:s text:c="4"/>"r4", <text:s/>"r4", <text:s/>"", <text:s/>"", <text:s/>""},</text:p>
      <text:p text:style-name="P10"><text:s text:c="4"/>{"s5", <text:s text:c="2"/>"", <text:s text:c="3"/>"", <text:s text:c="3"/>"s4", <text:s text:c="2"/>"", <text:s text:c="3"/>"", <text:s text:c="3"/>"8", "2", "3"},</text:p>
      <text:p text:style-name="P10"><text:s text:c="4"/>{"", <text:s text:c="4"/>"r6", <text:s/>"r6", <text:s/>"", <text:s text:c="4"/>"r6", <text:s/>"r6", <text:s/>"", <text:s/>"", <text:s/>""},</text:p>
      <text:p text:style-name="P10"><text:s text:c="4"/>{"s5", <text:s text:c="2"/>"", <text:s text:c="3"/>"", <text:s text:c="3"/>"s4", <text:s text:c="2"/>"", <text:s text:c="3"/>"", <text:s text:c="3"/>"", <text:s/>"9", "3"},</text:p>
      <text:p text:style-name="P10"><text:s text:c="4"/>{"s5", <text:s text:c="2"/>"", <text:s text:c="3"/>"", <text:s text:c="3"/>"s4", <text:s text:c="2"/>"", <text:s text:c="3"/>"", <text:s text:c="3"/>"", <text:s/>"", <text:s/>"10"},</text:p>
      <text:p text:style-name="P10"><text:s text:c="4"/>{"", <text:s text:c="4"/>"s6", <text:s/>"", <text:s text:c="3"/>"", <text:s text:c="4"/>"s11","", <text:s text:c="3"/>"", <text:s/>"", <text:s/>""},</text:p>
      <text:p text:style-name="P10"><text:s text:c="4"/>{"", <text:s text:c="4"/>"r1", <text:s/>"s7", <text:s/>"", <text:s text:c="4"/>"r1", <text:s/>"r1", <text:s/>"", <text:s/>"", <text:s/>""},</text:p>
      <text:p text:style-name="P10"><text:s text:c="4"/>{"", <text:s text:c="4"/>"r3", <text:s/>"r3", <text:s/>"", <text:s text:c="4"/>"r3", <text:s/>"r3", <text:s/>"", <text:s/>"", <text:s/>""},</text:p>
      <text:p text:style-name="P10"><text:s text:c="4"/>{"", <text:s text:c="4"/>"r5", <text:s/>"r5", <text:s/>"", <text:s text:c="4"/>"r5", <text:s/>"r5", <text:s/>"", <text:s/>"", <text:s/>""}</text:p>
      <text:p text:style-name="P10">};</text:p>
      <text:p text:style-name="P10"><text:soft-page-break/></text:p>
      <text:p text:style-name="P10">int getColumn(char *token) {</text:p>
      <text:p text:style-name="P10"><text:s text:c="4"/>if (strcmp(token, "id") == 0) return 0;</text:p>
      <text:p text:style-name="P10"><text:s text:c="4"/>if (strcmp(token, "+") == 0) return 1;</text:p>
      <text:p text:style-name="P10"><text:s text:c="4"/>if (strcmp(token, "*") == 0) return 2;</text:p>
      <text:p text:style-name="P10"><text:s text:c="4"/>if (strcmp(token, "(") == 0) return 3;</text:p>
      <text:p text:style-name="P10"><text:s text:c="4"/>if (strcmp(token, ")") == 0) return 4;</text:p>
      <text:p text:style-name="P10"><text:s text:c="4"/>if (strcmp(token, "$") == 0) return 5;</text:p>
      <text:p text:style-name="P10"><text:s text:c="4"/>return -1;</text:p>
      <text:p text:style-name="P10">}</text:p>
      <text:p text:style-name="P10"/>
      <text:p text:style-name="P10">int getGotoColumn(char nt) {</text:p>
      <text:p text:style-name="P10"><text:s text:c="4"/>if (nt == 'E') return 6;</text:p>
      <text:p text:style-name="P10"><text:s text:c="4"/>if (nt == 'T') return 7;</text:p>
      <text:p text:style-name="P10"><text:s text:c="4"/>if (nt == 'F') return 8;</text:p>
      <text:p text:style-name="P10"><text:s text:c="4"/>return -1;</text:p>
      <text:p text:style-name="P10">}</text:p>
      <text:p text:style-name="P10"/>
      <text:p text:style-name="P10">int stateStack[MAX_STACK];</text:p>
      <text:p text:style-name="P10">int top = -1;</text:p>
      <text:p text:style-name="P10">void pushState(int state) { stateStack[++top] = state; }</text:p>
      <text:p text:style-name="P10">void popState(int n) { top -= n; }</text:p>
      <text:p text:style-name="P10">void printStateStack() {</text:p>
      <text:p text:style-name="P10"><text:s text:c="4"/>printf("State Stack: ");</text:p>
      <text:p text:style-name="P10"><text:s text:c="4"/>for (int i = 0; i &lt;= top; i++)</text:p>
      <text:p text:style-name="P10"><text:s text:c="8"/>printf("%d ", stateStack[i]);</text:p>
      <text:p text:style-name="P10"><text:s text:c="4"/>printf("\n");</text:p>
      <text:p text:style-name="P10">}</text:p>
      <text:p text:style-name="P10"/>
      <text:p text:style-name="P10">char* procSymbols[MAX_STACK];</text:p>
      <text:p text:style-name="P10">int procCount = 0;</text:p>
      <text:p text:style-name="P10">void pushSymbol(const char *sym) { procSymbols[procCount++] = strdup(sym); }</text:p>
      <text:p text:style-name="P10">void popSymbol(int n) { procCount -= n; }</text:p>
      <text:p text:style-name="P10">void printSententialForm() {</text:p>
      <text:p text:style-name="P10"><text:s text:c="4"/>printf("Symbol Table: ");</text:p>
      <text:p text:style-name="P10"><text:s text:c="4"/>for (int i = 0; i &lt; procCount; i++)</text:p>
      <text:p text:style-name="P10"><text:s text:c="8"/>printf("%s ", procSymbols[i]);</text:p>
      <text:p text:style-name="P10"><text:s text:c="4"/>printf("\n");</text:p>
      <text:p text:style-name="P10">}</text:p>
      <text:p text:style-name="P10"/>
      <text:p text:style-name="P10">void printInput(char *tokens[], int ip, int tokenCount) {</text:p>
      <text:p text:style-name="P10"><text:s text:c="4"/>printf("Input: ");</text:p>
      <text:p text:style-name="P10"><text:s text:c="4"/>for (int i = ip; i &lt; tokenCount; i++)</text:p>
      <text:p text:style-name="P10"><text:s text:c="8"/>printf("%s ", tokens[i]);</text:p>
      <text:p text:style-name="P10"><text:s text:c="4"/>printf("\n");</text:p>
      <text:p text:style-name="P10">}</text:p>
      <text:p text:style-name="P10"/>
      <text:p text:style-name="P10">int main() {</text:p>
      <text:p text:style-name="P10"><text:s text:c="4"/>char inputLine[256];</text:p>
      <text:p text:style-name="P10"><text:s text:c="4"/>printf("Enter input tokens separated by space (end with $):\n");</text:p>
      <text:p text:style-name="P10"><text:s text:c="4"/>fgets(inputLine, sizeof(inputLine), stdin);</text:p>
      <text:p text:style-name="P10"><text:soft-page-break/><text:s text:c="4"/>char *tokens[MAX_TOKENS];</text:p>
      <text:p text:style-name="P10"><text:s text:c="4"/>int tokenCount = 0;</text:p>
      <text:p text:style-name="P10"><text:s text:c="4"/>char *tok = strtok(inputLine, " \n\t");</text:p>
      <text:p text:style-name="P10"><text:s text:c="4"/>while (tok != NULL) {</text:p>
      <text:p text:style-name="P10"><text:s text:c="8"/>tokens[tokenCount++] = tok;</text:p>
      <text:p text:style-name="P10"><text:s text:c="8"/>tok = strtok(NULL, " \n\t");</text:p>
      <text:p text:style-name="P10"><text:s text:c="4"/>}</text:p>
      <text:p text:style-name="P10"><text:s text:c="4"/>pushState(0);</text:p>
      <text:p text:style-name="P10"><text:s text:c="4"/>int ip = 0;</text:p>
      <text:p text:style-name="P10"><text:s text:c="4"/>printf("\nParsing Actions:\n");</text:p>
      <text:p text:style-name="P10"><text:s text:c="4"/>while (1) {</text:p>
      <text:p text:style-name="P10"><text:s text:c="8"/>printStateStack();</text:p>
      <text:p text:style-name="P10"><text:s text:c="8"/>printSententialForm();</text:p>
      <text:p text:style-name="P10"><text:s text:c="8"/>printInput(tokens, ip, tokenCount);</text:p>
      <text:p text:style-name="P10"><text:s text:c="7"/></text:p>
      <text:p text:style-name="P10"><text:s text:c="8"/>int state = stateStack[top];</text:p>
      <text:p text:style-name="P10"><text:s text:c="8"/>int col = getColumn(tokens[ip]);</text:p>
      <text:p text:style-name="P10"><text:s text:c="8"/>if (col == -1) {</text:p>
      <text:p text:style-name="P10"><text:s text:c="12"/>printf("Error: Unknown token %s\n", tokens[ip]);</text:p>
      <text:p text:style-name="P10"><text:s text:c="12"/>exit(1);</text:p>
      <text:p text:style-name="P10"><text:s text:c="8"/>}</text:p>
      <text:p text:style-name="P10"><text:s text:c="8"/>char *act = table[state][col];</text:p>
      <text:p text:style-name="P10"><text:s text:c="8"/>if (strcmp(act, "") == 0) {</text:p>
      <text:p text:style-name="P10"><text:s text:c="12"/>printf("Error: No action for state %d and token %s\n", state, tokens[ip]);</text:p>
      <text:p text:style-name="P10"><text:s text:c="12"/>exit(1);</text:p>
      <text:p text:style-name="P10"><text:s text:c="8"/>}</text:p>
      <text:p text:style-name="P10"><text:s text:c="8"/>if (strcmp(act, "acc") == 0) {</text:p>
      <text:p text:style-name="P10"><text:s text:c="12"/>printf("ACCEPT\n");</text:p>
      <text:p text:style-name="P10"><text:s text:c="12"/>break;</text:p>
      <text:p text:style-name="P10"><text:s text:c="8"/>} else if (act[0] == 's') {</text:p>
      <text:p text:style-name="P10"><text:s text:c="12"/>int nextState = atoi(act + 1);</text:p>
      <text:p text:style-name="P10"><text:s text:c="12"/>printf("Action: Shift %s, push state %d\n\n", tokens[ip], nextState);</text:p>
      <text:p text:style-name="P10"><text:s text:c="12"/>pushState(nextState);</text:p>
      <text:p text:style-name="P10"><text:s text:c="12"/>pushSymbol(tokens[ip]);</text:p>
      <text:p text:style-name="P10"><text:s text:c="12"/>ip++;</text:p>
      <text:p text:style-name="P10"><text:s text:c="8"/>} else if (act[0] == 'r') {</text:p>
      <text:p text:style-name="P10"><text:s text:c="12"/>int prodNum = atoi(act + 1);</text:p>
      <text:p text:style-name="P10"><text:s text:c="12"/>Production prod = productions[prodNum];</text:p>
      <text:p text:style-name="P10"><text:s text:c="12"/>printf("Action: Reduce by production %d: %c -&gt; ", prodNum, prod.lhs);</text:p>
      <text:p text:style-name="P10"><text:s text:c="12"/>if (prodNum == 1) printf("E + T");</text:p>
      <text:p text:style-name="P10"><text:s text:c="12"/>else if (prodNum == 2) printf("T");</text:p>
      <text:p text:style-name="P10"><text:s text:c="12"/>else if (prodNum == 3) printf("T * F");</text:p>
      <text:p text:style-name="P10"><text:s text:c="12"/>else if (prodNum == 4) printf("F");</text:p>
      <text:p text:style-name="P10"><text:s text:c="12"/>else if (prodNum == 5) printf("( E )");</text:p>
      <text:p text:style-name="P10"><text:s text:c="12"/>else if (prodNum == 6) printf("id");</text:p>
      <text:p text:style-name="P10"><text:s text:c="12"/>printf("\n");</text:p>
      <text:p text:style-name="P10"><text:s text:c="12"/>popState(prod.rhs_len);</text:p>
      <text:p text:style-name="P10"><text:s text:c="12"/>popSymbol(prod.rhs_len);</text:p>
      <text:p text:style-name="P10"><text:s text:c="12"/>int curState = stateStack[top];</text:p>
      <text:p text:style-name="P10"><text:s text:c="12"/>int gotoCol = getGotoColumn(prod.lhs);</text:p>
      <text:p text:style-name="P10"><text:s text:c="12"/>char *gotoVal = table[curState][gotoCol];</text:p>
      <text:p text:style-name="P10"><text:s text:c="12"/>int newState = atoi(gotoVal);</text:p>
      <text:p text:style-name="P10"><text:soft-page-break/><text:s text:c="12"/>char lhsStr[2];</text:p>
      <text:p text:style-name="P10"><text:s text:c="12"/>lhsStr[0] = prod.lhs; lhsStr[1] = '\0';</text:p>
      <text:p text:style-name="P10"><text:s text:c="12"/>printf("Goto: push state %d\n\n", newState);</text:p>
      <text:p text:style-name="P10"><text:s text:c="12"/>pushState(newState);</text:p>
      <text:p text:style-name="P10"><text:s text:c="12"/>pushSymbol(lhsStr);</text:p>
      <text:p text:style-name="P10"><text:s text:c="8"/>} else {</text:p>
      <text:p text:style-name="P10"><text:s text:c="12"/>printf("Unknown action: %s\n", act);</text:p>
      <text:p text:style-name="P10"><text:s text:c="12"/>exit(1);</text:p>
      <text:p text:style-name="P10"><text:s text:c="8"/>}</text:p>
      <text:p text:style-name="P10"><text:s text:c="4"/>}</text:p>
      <text:p text:style-name="P10"><text:s text:c="4"/>return 0;</text:p>
      <text:p text:style-name="P10">}</text:p>
      <text:p text:style-name="P10"/>
      <text:p text:style-name="P7">Input :</text:p>
      <text:p text:style-name="P10"/>
      <text:p text:style-name="P10">id * id + id $<text:line-break/><text:line-break/><text:span text:style-name="T3">Output :</text:span></text:p>
      <text:p text:style-name="P10"/>
      <text:p text:style-name="P10">Enter input tokens separated by space (end with $):</text:p>
      <text:p text:style-name="P10">id * id + id $</text:p>
      <text:p text:style-name="P10"/>
      <text:p text:style-name="P10">Parsing Actions:</text:p>
      <text:p text:style-name="P10"/>
      <text:p text:style-name="Standard">---------------------------------------------------------------------------</text:p>
      <text:p text:style-name="Standard">Stack <text:s text:c="3"/>Symbol Table <text:s text:c="4"/>Input <text:s text:c="11"/>Action</text:p>
      <text:p text:style-name="Standard">---------------------------------------------------------------------------</text:p>
      <text:p text:style-name="Standard"><text:s text:c="3"/>0 <text:s text:c="15"/>- <text:s text:c="15"/>id * id + id $ <text:s text:c="2"/>Shift id, push state 5</text:p>
      <text:p text:style-name="Standard"><text:s text:c="3"/>0 5 <text:s text:c="13"/>id <text:s text:c="14"/>* id + id $ <text:s text:c="5"/>Reduce by F → id, push state 3</text:p>
      <text:p text:style-name="Standard"><text:s text:c="3"/>0 3 <text:s text:c="13"/>F <text:s text:c="15"/>* id + id $ <text:s text:c="5"/>Reduce by T → F, push state 2</text:p>
      <text:p text:style-name="Standard"><text:s text:c="3"/>0 2 <text:s text:c="13"/>T <text:s text:c="15"/>* id + id $ <text:s text:c="5"/>Shift *, push state 7</text:p>
      <text:p text:style-name="Standard"><text:s text:c="3"/>0 2 7 <text:s text:c="11"/>T * <text:s text:c="13"/>id + id $ <text:s text:c="7"/>Shift id, push state 5</text:p>
      <text:p text:style-name="Standard"><text:s text:c="3"/>0 2 7 5 <text:s text:c="9"/>T * id <text:s text:c="10"/>+ id $ <text:s text:c="10"/>Reduce by F → id, push state 10</text:p>
      <text:p text:style-name="Standard"><text:s text:c="3"/>0 2 7 10 <text:s text:c="8"/>T * F <text:s text:c="11"/>+ id $ <text:s text:c="10"/>Reduce by T → T * F, push state 2</text:p>
      <text:p text:style-name="Standard"><text:s text:c="3"/>0 2 <text:s text:c="13"/>T <text:s text:c="15"/>+ id $ <text:s text:c="10"/>Reduce by E → T, push state 1</text:p>
      <text:p text:style-name="Standard"><text:s text:c="3"/>0 1 <text:s text:c="13"/>E <text:s text:c="15"/>+ id $ <text:s text:c="10"/>Shift +, push state 6</text:p>
      <text:p text:style-name="Standard"><text:s text:c="3"/>0 1 6 <text:s text:c="11"/>E + <text:s text:c="13"/>id $ <text:s text:c="12"/>Shift id, push state 5</text:p>
      <text:p text:style-name="Standard"><text:s text:c="3"/>0 1 6 5 <text:s text:c="9"/>E + id <text:s text:c="10"/>$ <text:s text:c="15"/>Reduce by F → id, push state 3</text:p>
      <text:p text:style-name="Standard"><text:s text:c="3"/>0 1 6 3 <text:s text:c="9"/>E + F <text:s text:c="11"/>$ <text:s text:c="15"/>Reduce by T → F, push state 9</text:p>
      <text:p text:style-name="Standard"><text:s text:c="3"/>0 1 6 9 <text:s text:c="9"/>E + T <text:s text:c="11"/>$ <text:s text:c="15"/>Reduce by E → E + T, push state 1</text:p>
      <text:p text:style-name="Standard"><text:s text:c="3"/>0 1 <text:s text:c="13"/>E <text:s text:c="15"/>$ <text:s text:c="15"/>ACCEPT</text:p>
      <text:p text:style-name="P18">---------------------------------------------------------------------------</text:p>
      <text:p text:style-name="P10"/>
      <text:p text:style-name="P9"/>
      <text:p text:style-name="P8"/>
      <text:p text:style-name="P8"/>
      <text:p text:style-name="P8"/>
      <text:p text:style-name="P2">Input :</text:p>
      <text:p text:style-name="P8"/>
      <text:p text:style-name="P8">( id + id ) * id $</text:p>
      <text:p text:style-name="P8"/>
      <text:p text:style-name="P2"><text:soft-page-break/>Output :</text:p>
      <text:p text:style-name="P8"/>
      <text:p text:style-name="P8">Enter input tokens separated by space (end with $):</text:p>
      <text:p text:style-name="P8">( id + id ) * id $</text:p>
      <text:p text:style-name="P8"/>
      <text:p text:style-name="P8">Parsing Actions:</text:p>
      <text:p text:style-name="Standard">---------------------------------------------------------------------------</text:p>
      <text:p text:style-name="Standard">Stack <text:s/>Symbol Table <text:s text:c="6"/>Input <text:s text:c="15"/>Action</text:p>
      <text:p text:style-name="Standard">---------------------------------------------------------------------------</text:p>
      <text:p text:style-name="Standard"><text:s text:c="2"/>0 <text:s text:c="15"/>- <text:s text:c="15"/>( id + id ) * id $ <text:s text:c="2"/>Shift (, push state 4</text:p>
      <text:p text:style-name="Standard"><text:s text:c="2"/>0 4 <text:s text:c="13"/>( <text:s text:c="15"/>id + id ) * id $ <text:s text:c="4"/>Shift id, push state 5</text:p>
      <text:p text:style-name="Standard"><text:s text:c="2"/>0 4 5 <text:s text:c="11"/>( id <text:s text:c="12"/>+ id ) * id $ <text:s text:c="7"/>Reduce by F → id, push state 3</text:p>
      <text:p text:style-name="Standard"><text:s text:c="2"/>0 4 3 <text:s text:c="11"/>( F <text:s text:c="13"/>+ id ) * id $ <text:s text:c="7"/>Reduce by T → F, push state 2</text:p>
      <text:p text:style-name="Standard"><text:s text:c="2"/>0 4 2 <text:s text:c="11"/>( T <text:s text:c="13"/>+ id ) * id $ <text:s text:c="7"/>Reduce by E → T, push state 8</text:p>
      <text:p text:style-name="Standard"><text:s text:c="2"/>0 4 8 <text:s text:c="11"/>( E <text:s text:c="13"/>+ id ) * id $ <text:s text:c="7"/>Shift +, push state 6</text:p>
      <text:p text:style-name="Standard"><text:s text:c="2"/>0 4 8 6 <text:s text:c="9"/>( E + <text:s text:c="11"/>id ) * id $ <text:s text:c="9"/>Shift id, push state 5</text:p>
      <text:p text:style-name="Standard"><text:s text:c="2"/>0 4 8 6 5 <text:s text:c="7"/>( E + id <text:s text:c="8"/>) * id $ <text:s text:c="12"/>Reduce by F → id, push state 3</text:p>
      <text:p text:style-name="Standard"><text:s text:c="2"/>0 4 8 6 3 <text:s text:c="7"/>( E + F <text:s text:c="9"/>) * id $ <text:s text:c="12"/>Reduce by T → F, push state 9</text:p>
      <text:p text:style-name="Standard"><text:s text:c="2"/>0 4 8 6 9 <text:s text:c="7"/>( E + T <text:s text:c="9"/>) * id $ <text:s text:c="12"/>Reduce by E → E + T, push state 8</text:p>
      <text:p text:style-name="Standard"><text:s text:c="2"/>0 4 8 <text:s text:c="11"/>( E <text:s text:c="13"/>) * id $ <text:s text:c="12"/>Shift ), push state 11</text:p>
      <text:p text:style-name="Standard"><text:s text:c="2"/>0 4 8 11 <text:s text:c="8"/>( E ) <text:s text:c="11"/>* id $ <text:s text:c="14"/>Reduce by F → ( E ), push state 3</text:p>
      <text:p text:style-name="Standard"><text:s text:c="2"/>0 3 <text:s text:c="13"/>F <text:s text:c="15"/>* id $ <text:s text:c="14"/>Reduce by T → F, push state 2</text:p>
      <text:p text:style-name="Standard"><text:s text:c="2"/>0 2 <text:s text:c="13"/>T <text:s text:c="15"/>* id $ <text:s text:c="14"/>Shift *, push state 7</text:p>
      <text:p text:style-name="Standard"><text:s text:c="2"/>0 2 7 <text:s text:c="11"/>T * <text:s text:c="13"/>id $ <text:s text:c="16"/>Shift id, push state 5</text:p>
      <text:p text:style-name="Standard"><text:s text:c="2"/>0 2 7 5 <text:s text:c="9"/>T * id <text:s text:c="10"/>$ <text:s text:c="19"/>Reduce by F → id, push state 10</text:p>
      <text:p text:style-name="Standard"><text:s text:c="2"/>0 2 7 10 <text:s text:c="8"/>T * F <text:s text:c="11"/>$ <text:s text:c="19"/>Reduce by T → T * F, push state 2</text:p>
      <text:p text:style-name="Standard"><text:s text:c="2"/>0 2 <text:s text:c="13"/>T <text:s text:c="15"/>$ <text:s text:c="19"/>Reduce by E → T, push state 1</text:p>
      <text:p text:style-name="Standard"><text:s text:c="2"/>0 1 <text:s text:c="13"/>E <text:s text:c="15"/>$ <text:s text:c="19"/>ACCEPT</text:p>
      <text:p text:style-name="P18">---------------------------------------------------------------------------</text:p>
      <text:p text:style-name="Standard"/>
      <text:p text:style-name="P8"/>
      <text:p text:style-name="P2">Input : </text:p>
      <text:p text:style-name="P8"/>
      <text:p text:style-name="P8">( id + id ) ) $ <text:s/></text:p>
      <text:p text:style-name="P8"/>
      <text:p text:style-name="P3">Output :</text:p>
      <text:p text:style-name="P11"/>
      <text:p text:style-name="P11">Enter input tokens separated by space (end with $):</text:p>
      <text:p text:style-name="P11">( id + id ) ) $ <text:s text:c="3"/></text:p>
      <text:p text:style-name="P11"/>
      <text:p text:style-name="P11">Parsing Actions:</text:p>
      <text:p text:style-name="Standard">---------------------------------------------------------------------------</text:p>
      <text:p text:style-name="Standard">Stack <text:s text:c="6"/>Symbol Table <text:s text:c="4"/>Input <text:s text:c="11"/>Action</text:p>
      <text:p text:style-name="Standard">---------------------------------------------------------------------------</text:p>
      <text:p text:style-name="Standard"><text:s text:c="2"/>0 <text:s text:c="15"/>- <text:s text:c="15"/>( id + id ) ) $ <text:s/>Shift (, push state 4</text:p>
      <text:p text:style-name="Standard"><text:s text:c="2"/>0 4 <text:s text:c="13"/>( <text:s text:c="15"/>id + id ) ) $ <text:s text:c="3"/>Shift id, push state 5</text:p>
      <text:p text:style-name="Standard"><text:s text:c="2"/>0 4 5 <text:s text:c="11"/>( id <text:s text:c="12"/>+ id ) ) $ <text:s text:c="6"/>Reduce by F → id, push state 3</text:p>
      <text:p text:style-name="Standard"><text:s text:c="2"/>0 4 3 <text:s text:c="11"/>( F <text:s text:c="13"/>+ id ) ) $ <text:s text:c="6"/>Reduce by T → F, push state 2</text:p>
      <text:p text:style-name="Standard"><text:s text:c="2"/>0 4 2 <text:s text:c="11"/>( T <text:s text:c="13"/>+ id ) ) $ <text:s text:c="6"/>Reduce by E → T, push state 8</text:p>
      <text:p text:style-name="Standard"><text:s text:c="2"/>0 4 8 <text:s text:c="11"/>( E <text:s text:c="13"/>+ id ) ) $ <text:s text:c="6"/>Shift +, push state 6</text:p>
      <text:p text:style-name="Standard"><text:s text:c="2"/>0 4 8 6 <text:s text:c="9"/>( E + <text:s text:c="11"/>id ) ) $ <text:s text:c="8"/>Shift id, push state 5</text:p>
      <text:p text:style-name="Standard"><text:s text:c="2"/>0 4 8 6 5 <text:s text:c="7"/>( E + id <text:s text:c="8"/>) ) $ <text:s text:c="11"/>Reduce by F → id, push state 3</text:p>
      <text:p text:style-name="Standard"><text:soft-page-break/><text:s text:c="2"/>0 4 8 6 3 <text:s text:c="7"/>( E + F <text:s text:c="9"/>) ) $ <text:s text:c="11"/>Reduce by T → F, push state 9</text:p>
      <text:p text:style-name="Standard"><text:s text:c="2"/>0 4 8 6 9 <text:s text:c="7"/>( E + T <text:s text:c="9"/>) ) $ <text:s text:c="11"/>Reduce by E → E + T, push state 8</text:p>
      <text:p text:style-name="Standard"><text:s text:c="2"/>0 4 8 <text:s text:c="11"/>( E <text:s text:c="13"/>) ) $ <text:s text:c="11"/>Shift ), push state 11</text:p>
      <text:p text:style-name="Standard"><text:s text:c="2"/>0 4 8 11 <text:s text:c="8"/>( E ) <text:s text:c="11"/>) $ <text:s text:c="13"/>Reduce by F → ( E ), push state 3</text:p>
      <text:p text:style-name="Standard"><text:s text:c="2"/>0 3 <text:s text:c="13"/>F <text:s text:c="15"/>) $ <text:s text:c="13"/>Reduce by T → F, push state 2</text:p>
      <text:p text:style-name="Standard"><text:s text:c="2"/>0 2 <text:s text:c="13"/>T <text:s text:c="15"/>) $ <text:s text:c="13"/>Reduce by E → T, push state 1</text:p>
      <text:p text:style-name="Standard"><text:s text:c="2"/>0 1 <text:s text:c="13"/>E <text:s text:c="15"/>) $ <text:s text:c="13"/>Error: No action for state 1 and token )</text:p>
      <text:p text:style-name="Standard">---------------------------------------------------------------------------</text:p>
      <text:p text:style-name="P11"/>
      <text:p text:style-name="P3">Input : </text:p>
      <text:p text:style-name="P11"/>
      <text:p text:style-name="P13">id * id + * id $</text:p>
      <text:p text:style-name="P11"/>
      <text:p text:style-name="P4">Output :</text:p>
      <text:p text:style-name="P12"/>
      <text:p text:style-name="P12">Enter input tokens separated by space (end with $):</text:p>
      <text:p text:style-name="P12">id * id + * id $</text:p>
      <text:p text:style-name="P12"/>
      <text:p text:style-name="P12">Parsing Actions:</text:p>
      <text:p text:style-name="Standard">---------------------------------------------------------------------------</text:p>
      <text:p text:style-name="Standard">Stack <text:s text:c="6"/>Symbol Table <text:s text:c="4"/>Input <text:s text:c="11"/>Action</text:p>
      <text:p text:style-name="Standard">---------------------------------------------------------------------------</text:p>
      <text:p text:style-name="Standard"><text:s text:c="2"/>0 <text:s text:c="15"/>- <text:s text:c="15"/>id * id + * id $ <text:s/>Shift id, push state 5</text:p>
      <text:p text:style-name="Standard"><text:s text:c="2"/>0 5 <text:s text:c="13"/>id <text:s text:c="14"/>* id + * id $ <text:s text:c="4"/>Reduce by F → id, push state 3</text:p>
      <text:p text:style-name="Standard"><text:s text:c="2"/>0 3 <text:s text:c="13"/>F <text:s text:c="15"/>* id + * id $ <text:s text:c="4"/>Reduce by T → F, push state 2</text:p>
      <text:p text:style-name="Standard"><text:s text:c="2"/>0 2 <text:s text:c="13"/>T <text:s text:c="15"/>* id + * id $ <text:s text:c="4"/>Shift *, push state 7</text:p>
      <text:p text:style-name="Standard"><text:s text:c="2"/>0 2 7 <text:s text:c="11"/>T * <text:s text:c="13"/>id + * id $ <text:s text:c="6"/>Shift id, push state 5</text:p>
      <text:p text:style-name="Standard"><text:s text:c="2"/>0 2 7 5 <text:s text:c="9"/>T * id <text:s text:c="10"/>+ * id $ <text:s text:c="9"/>Reduce by F → id, push state 10</text:p>
      <text:p text:style-name="Standard"><text:s text:c="2"/>0 2 7 10 <text:s text:c="8"/>T * F <text:s text:c="11"/>+ * id $ <text:s text:c="9"/>Reduce by T → T * F, push state 2</text:p>
      <text:p text:style-name="Standard"><text:s text:c="2"/>0 2 <text:s text:c="13"/>T <text:s text:c="15"/>+ * id $ <text:s text:c="9"/>Reduce by E → T, push state 1</text:p>
      <text:p text:style-name="Standard"><text:s text:c="2"/>0 1 <text:s text:c="13"/>E <text:s text:c="15"/>+ * id $ <text:s text:c="9"/>Shift +, push state 6</text:p>
      <text:p text:style-name="Standard"><text:s text:c="2"/>0 1 6 <text:s text:c="11"/>E + <text:s text:c="13"/>* id $ <text:s text:c="11"/>Error: No action for state 6 and token *</text:p>
      <text:p text:style-name="Standard">---------------------------------------------------------------------------</text:p>
      <text:p text:style-name="P12"/>
      <text:p text:style-name="P4"/>
      <text:p text:style-name="P4"/>
      <text:p text:style-name="P4">Input : </text:p>
      <text:p text:style-name="P12"/>
      <text:p text:style-name="P14">( ( id * id ) id + ) $</text:p>
      <text:p text:style-name="P12"/>
      <text:p text:style-name="P5">Output : </text:p>
      <text:p text:style-name="P12"/>
      <text:p text:style-name="P12">Enter input tokens separated by space (end with $):</text:p>
      <text:p text:style-name="P12">( ( id * id ) id + ) $</text:p>
      <text:p text:style-name="P12"/>
      <text:p text:style-name="P12">Parsing Actions:</text:p>
      <text:p text:style-name="Standard">---------------------------------------------------------------------------</text:p>
      <text:p text:style-name="Standard">Stack <text:s text:c="6"/>Symbol Table <text:s text:c="4"/>Input <text:s text:c="11"/>Action</text:p>
      <text:p text:style-name="Standard">---------------------------------------------------------------------------</text:p>
      <text:p text:style-name="Standard"><text:s text:c="2"/>0 <text:s text:c="15"/>- <text:s text:c="15"/>( ( id * id ) id + ) $ <text:s text:c="2"/>Shift (, push state 4</text:p>
      <text:p text:style-name="Standard"><text:s text:c="2"/>0 4 <text:s text:c="13"/>( <text:s text:c="15"/>( id * id ) id + ) $ <text:s text:c="4"/>Shift (, push state 4</text:p>
      <text:p text:style-name="Standard"><text:soft-page-break/><text:s text:c="2"/>0 4 4 <text:s text:c="11"/>( ( <text:s text:c="13"/>id * id ) id + ) $ <text:s text:c="6"/>Shift id, push state 5</text:p>
      <text:p text:style-name="Standard"><text:s text:c="2"/>0 4 4 5 <text:s text:c="9"/>( ( id <text:s text:c="10"/>* id ) id + ) $ <text:s text:c="8"/>Reduce by F → id, push state 3</text:p>
      <text:p text:style-name="Standard"><text:s text:c="2"/>0 4 4 3 <text:s text:c="9"/>( ( F <text:s text:c="11"/>* id ) id + ) $ <text:s text:c="8"/>Reduce by T → F, push state 2</text:p>
      <text:p text:style-name="Standard"><text:s text:c="2"/>0 4 4 2 <text:s text:c="9"/>( ( T <text:s text:c="11"/>* id ) id + ) $ <text:s text:c="8"/>Shift *, push state 7</text:p>
      <text:p text:style-name="Standard"><text:s text:c="2"/>0 4 4 2 7 <text:s text:c="7"/>( ( T * <text:s text:c="9"/>id ) id + ) $ <text:s text:c="10"/>Shift id, push state 5</text:p>
      <text:p text:style-name="Standard"><text:s text:c="2"/>0 4 4 2 7 5 <text:s text:c="5"/>( ( T * id <text:s text:c="6"/>) id + ) $ <text:s text:c="12"/>Reduce by F → id, push state 10</text:p>
      <text:p text:style-name="Standard"><text:s text:c="2"/>0 4 4 2 7 10 <text:s text:c="4"/>( ( T * F <text:s text:c="7"/>) id + ) $ <text:s text:c="12"/>Reduce by T → T * F, push state 2</text:p>
      <text:p text:style-name="Standard"><text:s text:c="2"/>0 4 4 2 <text:s text:c="9"/>( ( T <text:s text:c="11"/>) id + ) $ <text:s text:c="12"/>Reduce by E → T, push state 8</text:p>
      <text:p text:style-name="Standard"><text:s text:c="2"/>0 4 4 8 <text:s text:c="9"/>( ( E <text:s text:c="11"/>) id + ) $ <text:s text:c="12"/>Shift ), push state 11</text:p>
      <text:p text:style-name="Standard"><text:s text:c="2"/>0 4 4 8 11 <text:s text:c="6"/>( ( E ) <text:s text:c="9"/>id + ) $ <text:s text:c="14"/>Error: No action for state 11 and token id</text:p>
      <text:p text:style-name="Standard">---------------------------------------------------------------------------</text:p>
      <text:p text:style-name="P12"/>
      <text:p text:style-name="P4">Input : </text:p>
      <text:p text:style-name="P4"/>
      <text:p text:style-name="P17">( id + id ) $</text:p>
      <text:p text:style-name="P15"/>
      <text:p text:style-name="P1">Output : </text:p>
      <text:p text:style-name="P1"/>
      <text:p text:style-name="P16">Enter input tokens separated by space (end with $):</text:p>
      <text:p text:style-name="P16">( id + id ) $</text:p>
      <text:p text:style-name="P16"/>
      <text:p text:style-name="P16">Parsing Actions:</text:p>
      <text:p text:style-name="Standard">---------------------------------------------------------------------------</text:p>
      <text:p text:style-name="Standard"><text:s/>Stack <text:s text:c="6"/>Symbol Table <text:s text:c="4"/>Input <text:s text:c="8"/>Action</text:p>
      <text:p text:style-name="Standard">---------------------------------------------------------------------------</text:p>
      <text:p text:style-name="P18"><text:s text:c="3"/>0 <text:s text:c="15"/>- <text:s text:c="15"/>( id + id ) $ <text:s text:c="2"/>Shift (, push state 4</text:p>
      <text:p text:style-name="P18"><text:s text:c="3"/>0 4 <text:s text:c="13"/>( <text:s text:c="15"/>id + id ) $ <text:s text:c="4"/>Shift id, push state 5</text:p>
      <text:p text:style-name="P18"><text:s text:c="3"/>0 4 5 <text:s text:c="11"/>( id <text:s text:c="12"/>+ id ) $ <text:s text:c="6"/>Reduce by F → id, push state 3</text:p>
      <text:p text:style-name="P18"><text:s text:c="3"/>0 4 3 <text:s text:c="11"/>( F <text:s text:c="13"/>+ id ) $ <text:s text:c="6"/>Reduce by T → F, push state 2</text:p>
      <text:p text:style-name="Standard"><text:s text:c="3"/>0 4 2 <text:s text:c="11"/>( T <text:s text:c="13"/>+ id ) $ <text:s text:c="6"/>Reduce by E → T, push state 8</text:p>
      <text:p text:style-name="Standard"><text:s text:c="3"/>0 4 8 <text:s text:c="11"/>( E <text:s text:c="13"/>+ id ) $ <text:s text:c="6"/>Shift +, push state 6</text:p>
      <text:p text:style-name="Standard"><text:s text:c="3"/>0 4 8 6 <text:s text:c="9"/>( E + <text:s text:c="11"/>id ) $ <text:s text:c="8"/>Shift id, push state 5</text:p>
      <text:p text:style-name="Standard"><text:s text:c="3"/>0 4 8 6 5 <text:s text:c="7"/>( E + id <text:s text:c="8"/>) $ <text:s text:c="10"/>Reduce by F → id, push state 3</text:p>
      <text:p text:style-name="Standard"><text:s text:c="3"/>0 4 8 6 3 <text:s text:c="7"/>( E + F <text:s text:c="9"/>) $ <text:s text:c="10"/>Reduce by T → F, push state 9</text:p>
      <text:p text:style-name="Standard"><text:s text:c="3"/>0 4 8 6 9 <text:s text:c="7"/>( E + T <text:s text:c="9"/>) $ <text:s text:c="10"/>Reduce by E → E + T, push state 8</text:p>
      <text:p text:style-name="Standard"><text:s text:c="3"/>0 4 8 <text:s text:c="11"/>( E <text:s text:c="13"/>) $ <text:s text:c="10"/>Shift ), push state 11</text:p>
      <text:p text:style-name="Standard"><text:s text:c="3"/>0 4 8 11 <text:s text:c="8"/>( E ) <text:s text:c="11"/>$ <text:s text:c="12"/>Reduce by F → ( E ), push state 3</text:p>
      <text:p text:style-name="Standard"><text:s text:c="3"/>0 3 <text:s text:c="13"/>F <text:s text:c="15"/>$ <text:s text:c="12"/>Reduce by T → F, push state 2</text:p>
      <text:p text:style-name="Standard"><text:s text:c="3"/>0 2 <text:s text:c="13"/>T <text:s text:c="15"/>$ <text:s text:c="12"/>Reduce by E → T, push state 1</text:p>
      <text:p text:style-name="Standard"><text:s text:c="3"/>0 1 <text:s text:c="13"/>E <text:s text:c="15"/>$ <text:s text:c="12"/>ACCEPT</text:p>
      <text:p text:style-name="Standard">---------------------------------------------------------------------------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tos" svg:font-family="apto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0:10:41.207428804</meta:creation-date>
    <dc:date>2025-03-13T10:53:56.637862582</dc:date>
    <meta:editing-duration>PT19M2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7" meta:paragraph-count="296" meta:word-count="2264" meta:character-count="14191" meta:non-whitespace-character-count="8104"/>
  </office:meta>
</office:document-meta>
</file>